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ansinterligne" style:family="paragraph">
      <style:text-properties fo:font-size="12pt" style:font-size-asian="12pt" style:font-size-complex="12pt"/>
    </style:style>
    <style:style style:name="P3" style:parent-style-name="Sansinterligne" style:family="paragraph">
      <style:text-properties fo:font-size="12pt" style:font-size-asian="12pt" style:font-size-complex="12pt"/>
    </style:style>
    <style:style style:name="P4" style:parent-style-name="Sansinterligne" style:family="paragraph">
      <style:text-properties fo:font-size="12pt" style:font-size-asian="12pt" style:font-size-complex="12pt"/>
    </style:style>
    <style:style style:name="P5" style:parent-style-name="Sansinterligne" style:family="paragraph">
      <style:text-properties fo:font-size="12pt" style:font-size-asian="12pt" style:font-size-complex="12pt"/>
    </style:style>
    <style:style style:name="P6" style:parent-style-name="Sansinterlign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Vocabulaire Anglais</text:p>
      <text:p text:style-name="Sansinterligne"/>
      <text:p text:style-name="P2">To apply= postuler</text:p>
      <text:p text:style-name="P3">An applicant= un candidant (à un poste)</text:p>
      <text:p text:style-name="P4">Un poste= a position</text:p>
      <text:p text:style-name="P5">Stage : a training period / training course/ an internship</text:p>
      <text:p text:style-name="P6">Un stagiaire= a trainee/ an intern</text:p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08T09:13:00Z</meta:creation-date>
    <dc:date>2020-09-08T09:16:00Z</dc:date>
    <meta:template xlink:href="Normal" xlink:type="simple"/>
    <meta:editing-cycles>1</meta:editing-cycles>
    <meta:editing-duration>PT180S</meta:editing-duration>
    <meta:document-statistic meta:page-count="1" meta:paragraph-count="1" meta:word-count="30" meta:character-count="195" meta:row-count="1" meta:non-whitespace-character-count="166"/>
  </office:meta>
</office:document-meta>
</file>